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land:</text:p>
      <text:p text:style-name="Standard"/>
      <text:p text:style-name="Standard">Die Clients haben eine Verbindung zum Server. Ich bin für Kommunikationsfunktionen des Clients zuständig. Diese beinhalten Routinen für das Senden und Empfangen von JsonDokumenten zur Authentifizierung und zur Übermittlung der Arbeitsaufgaben ("Tasks") für den Client vom Server an den Client. Als (http-)Server verwenden wir vorerst ein Programm, das zum Verbindungsaufbau und das Empfangen und Senden von http-Requests auf externe Bibliotheken zurückgreift; dieses soll später durch den Server mit selbstgeschriebenen Funktionen ersetzt werden.</text:p>
      <text:p text:style-name="Standard"/>
      <text:p text:style-name="Standard">An Funktionalität haben wir bis jetzt eine Authentifizierungs-Kommunikation zwischen Client und Server umgesetzt: Der Client schickt dem Server per http-Request ein JsonDokument mit den Inhalten Typ, Username und Passwort, der Server prüft ob der JsonKey "Typ" vorhanden ist, ob er einen sinnvollen Wert hat und falls er den Wert "authentication" hat überprüft er Username und Passwort auf Gültigkeit und meldet dem Client (als "Plain-Text") zurück, ob die Authentifizierung erfolgreich wa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2M6S</meta:editing-duration>
    <meta:editing-cycles>5</meta:editing-cycles>
    <meta:generator>OpenOffice/4.1.3$Win32 OpenOffice.org_project/413m1$Build-9783</meta:generator>
    <dc:date>2018-01-10T18:23:30.80</dc:date>
    <dc:creator>Roland Morhammer</dc:creator>
    <meta:document-statistic meta:table-count="0" meta:image-count="0" meta:object-count="0" meta:page-count="1" meta:paragraph-count="3" meta:word-count="143" meta:character-count="1044"/>
    <meta:user-defined meta:name="Info 1"/>
    <meta:user-defined meta:name="Info 2"/>
    <meta:user-defined meta:name="Info 3"/>
    <meta:user-defined meta:name="Info 4"/>
  </office:meta>
</office:document-meta>
</file>